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OpenSymbol1" svg:font-family="OpenSymbol"/>
    <style:font-face style:name="DejaVu Sans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3dfe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308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4f81bd"/>
    </style:style>
    <style:style style:name="gr6" style:family="graphic" style:parent-style-name="standard">
      <style:graphic-properties draw:stroke="solid" svg:stroke-width="0.024cm" svg:stroke-color="#365f91" draw:stroke-linejoin="miter" svg:stroke-linecap="butt" draw:fill="none" fo:padding-top="0.012cm" fo:padding-bottom="0.012cm" fo:padding-left="0.012cm" fo:padding-right="0.012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25cm" fo:padding-top="0cm" fo:padding-bottom="0cm" fo:padding-left="0cm" fo:padding-right="0cm"/>
    </style:style>
    <style:style style:name="P1" style:family="paragraph">
      <loext:graphic-properties draw:fill="solid" draw:fill-color="#d3dfe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solid" draw:fill-color="#4f81bd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6.40000009536743pt" style:font-size-asian="6.40000009536743pt" style:font-size-complex="6.40000009536743pt"/>
    </style:style>
    <style:style style:name="T1" style:family="text">
      <style:text-properties fo:color="#17365d" style:font-name="DejaVu Sans1" fo:font-size="11pt" fo:font-weight="bold" style:font-size-asian="11pt" style:font-name-complex="DejaVu Sans1" style:font-size-complex="11pt" style:font-weight-complex="bold"/>
    </style:style>
    <style:style style:name="T2" style:family="text">
      <style:text-properties fo:color="#17365d" style:font-name="DejaVu Sans1" fo:font-size="11pt" style:font-size-asian="11pt" style:font-name-complex="DejaVu Sans1" style:font-size-complex="11pt"/>
    </style:style>
    <style:style style:name="T3" style:family="text">
      <style:text-properties fo:color="#00000a" style:font-name="DejaVu Sans1" fo:font-size="11pt" style:font-size-asian="11pt" style:font-name-complex="DejaVu Sans1" style:font-size-complex="11pt"/>
    </style:style>
    <style:style style:name="T4" style:family="text">
      <style:text-properties fo:color="#365f91" style:font-name="DejaVu Sans1" fo:font-size="14pt" fo:font-weight="bold" style:font-size-asian="14pt" style:font-name-complex="DejaVu Sans1" style:font-size-complex="14pt" style:font-weight-complex="bold"/>
    </style:style>
    <style:style style:name="T5" style:family="text">
      <style:text-properties fo:color="#000000" style:font-name="DejaVu Sans1" fo:font-size="11pt" style:font-size-asian="11pt" style:font-name-complex="DejaVu Sans1" style:font-size-complex="11pt"/>
    </style:style>
    <style:style style:name="T6" style:family="text">
      <style:text-properties fo:color="#000000" style:font-name="OpenSymbol1" fo:font-size="11pt" style:font-size-asian="11pt" style:font-name-complex="OpenSymbol1" style:font-size-complex="11pt"/>
    </style:style>
    <style:style style:name="T7" style:family="text">
      <style:text-properties fo:color="#000000" style:font-name="DejaVu Sans1" fo:font-size="11pt" fo:font-weight="bold" style:font-size-asian="11pt" style:font-name-complex="DejaVu Sans1" style:font-size-complex="11pt" style:font-weight-complex="bold"/>
    </style:style>
    <style:style style:name="T8" style:family="text">
      <style:text-properties fo:color="#000000" style:font-name="DejaVu Sans1" fo:font-size="11pt" fo:font-style="italic" fo:font-weight="bold" style:font-size-asian="11pt" style:font-name-complex="DejaVu Sans1" style:font-size-complex="11pt" style:font-style-complex="italic" style:font-weight-complex="bold"/>
    </style:style>
    <style:style style:name="T9" style:family="text">
      <style:text-properties fo:color="#365f91" style:font-name="DejaVu Sans1" fo:font-size="11pt" fo:font-weight="bold" style:font-size-asian="11pt" style:font-name-complex="DejaVu Sans1" style:font-size-complex="11pt" style:font-weight-complex="bold"/>
    </style:style>
    <style:style style:name="T10" style:family="text">
      <style:text-properties fo:color="#365f91" style:font-name="DejaVu Sans1" fo:font-size="6.40000009536743pt" fo:font-weight="bold" style:font-size-asian="6.40000009536743pt" style:font-name-complex="DejaVu Sans1" style:font-size-complex="6.40000009536743pt" style:font-weight-complex="bold"/>
    </style:style>
    <style:style style:name="T11" style:family="text">
      <style:text-properties fo:color="#365f91" style:font-name="DejaVu Sans1" fo:font-size="11pt" style:font-size-asian="11pt" style:font-name-complex="DejaVu Sans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63cm" svg:height="0.939cm" svg:x="2.349cm" svg:y="19.134cm" svg:viewBox="0 0 5631 940" draw:points="0,940 5631,940 5631,0 0,0">
          <text:p/>
        </draw:polygon>
        <draw:polygon draw:style-name="gr1" draw:text-style-name="P1" draw:layer="layout" svg:width="5.631cm" svg:height="0.939cm" svg:x="7.979cm" svg:y="19.134cm" svg:viewBox="0 0 5632 940" draw:points="0,940 5632,940 5632,0 0,0">
          <text:p/>
        </draw:polygon>
        <draw:polygon draw:style-name="gr1" draw:text-style-name="P1" draw:layer="layout" svg:width="5.63cm" svg:height="0.939cm" svg:x="13.61cm" svg:y="19.134cm" svg:viewBox="0 0 5631 940" draw:points="0,940 5631,940 5631,0 0,0">
          <text:p/>
        </draw:polygon>
        <draw:polygon draw:style-name="gr1" draw:text-style-name="P1" draw:layer="layout" svg:width="5.63cm" svg:height="1.355cm" svg:x="2.349cm" svg:y="20.524cm" svg:viewBox="0 0 5631 1356" draw:points="0,1356 5631,1356 5631,0 0,0">
          <text:p/>
        </draw:polygon>
        <draw:polygon draw:style-name="gr1" draw:text-style-name="P1" draw:layer="layout" svg:width="5.631cm" svg:height="1.355cm" svg:x="7.979cm" svg:y="20.524cm" svg:viewBox="0 0 5632 1356" draw:points="0,1356 5632,1356 5632,0 0,0">
          <text:p/>
        </draw:polygon>
        <draw:polygon draw:style-name="gr1" draw:text-style-name="P1" draw:layer="layout" svg:width="5.63cm" svg:height="1.355cm" svg:x="13.61cm" svg:y="20.524cm" svg:viewBox="0 0 5631 1356" draw:points="0,1356 5631,1356 5631,0 0,0">
          <text:p/>
        </draw:polygon>
        <draw:polygon draw:style-name="gr1" draw:text-style-name="P1" draw:layer="layout" svg:width="5.63cm" svg:height="1.355cm" svg:x="2.349cm" svg:y="22.33cm" svg:viewBox="0 0 5631 1356" draw:points="0,1356 5631,1356 5631,0 0,0">
          <text:p/>
        </draw:polygon>
        <draw:polygon draw:style-name="gr1" draw:text-style-name="P1" draw:layer="layout" svg:width="5.631cm" svg:height="1.355cm" svg:x="7.979cm" svg:y="22.33cm" svg:viewBox="0 0 5632 1356" draw:points="0,1356 5632,1356 5632,0 0,0">
          <text:p/>
        </draw:polygon>
        <draw:polygon draw:style-name="gr1" draw:text-style-name="P1" draw:layer="layout" svg:width="5.63cm" svg:height="1.355cm" svg:x="13.61cm" svg:y="22.33cm" svg:viewBox="0 0 5631 1356" draw:points="0,1356 5631,1356 5631,0 0,0">
          <text:p/>
        </draw:polygon>
        <draw:polygon draw:style-name="gr1" draw:text-style-name="P1" draw:layer="layout" svg:width="5.63cm" svg:height="0.939cm" svg:x="2.349cm" svg:y="19.134cm" svg:viewBox="0 0 5631 940" draw:points="0,940 5631,940 5631,0 0,0">
          <text:p/>
        </draw:polygon>
        <draw:polygon draw:style-name="gr1" draw:text-style-name="P1" draw:layer="layout" svg:width="5.631cm" svg:height="0.939cm" svg:x="7.979cm" svg:y="19.134cm" svg:viewBox="0 0 5632 940" draw:points="0,940 5632,940 5632,0 0,0">
          <text:p/>
        </draw:polygon>
        <draw:polygon draw:style-name="gr1" draw:text-style-name="P1" draw:layer="layout" svg:width="5.63cm" svg:height="0.939cm" svg:x="13.61cm" svg:y="19.134cm" svg:viewBox="0 0 5631 940" draw:points="0,940 5631,940 5631,0 0,0">
          <text:p/>
        </draw:polygon>
        <draw:polygon draw:style-name="gr1" draw:text-style-name="P1" draw:layer="layout" svg:width="5.63cm" svg:height="1.355cm" svg:x="2.349cm" svg:y="20.524cm" svg:viewBox="0 0 5631 1356" draw:points="0,1356 5631,1356 5631,0 0,0">
          <text:p/>
        </draw:polygon>
        <draw:polygon draw:style-name="gr1" draw:text-style-name="P1" draw:layer="layout" svg:width="5.631cm" svg:height="1.355cm" svg:x="7.979cm" svg:y="20.524cm" svg:viewBox="0 0 5632 1356" draw:points="0,1356 5632,1356 5632,0 0,0">
          <text:p/>
        </draw:polygon>
        <draw:polygon draw:style-name="gr1" draw:text-style-name="P1" draw:layer="layout" svg:width="5.63cm" svg:height="1.355cm" svg:x="13.61cm" svg:y="20.524cm" svg:viewBox="0 0 5631 1356" draw:points="0,1356 5631,1356 5631,0 0,0">
          <text:p/>
        </draw:polygon>
        <draw:polygon draw:style-name="gr1" draw:text-style-name="P1" draw:layer="layout" svg:width="5.63cm" svg:height="1.355cm" svg:x="2.349cm" svg:y="22.33cm" svg:viewBox="0 0 5631 1356" draw:points="0,1356 5631,1356 5631,0 0,0">
          <text:p/>
        </draw:polygon>
        <draw:polygon draw:style-name="gr1" draw:text-style-name="P1" draw:layer="layout" svg:width="5.631cm" svg:height="1.355cm" svg:x="7.979cm" svg:y="22.33cm" svg:viewBox="0 0 5632 1356" draw:points="0,1356 5632,1356 5632,0 0,0">
          <text:p/>
        </draw:polygon>
        <draw:polygon draw:style-name="gr1" draw:text-style-name="P1" draw:layer="layout" svg:width="5.63cm" svg:height="1.355cm" svg:x="13.61cm" svg:y="22.33cm" svg:viewBox="0 0 5631 1356" draw:points="0,1356 5631,1356 5631,0 0,0">
          <text:p/>
        </draw:polygon>
        <draw:frame draw:style-name="gr2" draw:text-style-name="P3" draw:layer="layout" svg:width="5.548cm" svg:height="0.454cm" svg:x="13.353cm" svg:y="3.609cm">
          <draw:text-box>
            <text:p text:style-name="P2"><text:span text:style-name="T1">JOEMICKS LURTH </text:span><text:span text:style-name="T1">NIRMAL</text:span></text:p>
          </draw:text-box>
        </draw:frame>
        <draw:frame draw:style-name="gr2" draw:text-style-name="P3" draw:layer="layout" svg:width="5.336cm" svg:height="0.454cm" svg:x="13.554cm" svg:y="4.06cm">
          <draw:text-box>
            <text:p text:style-name="P2"><text:span text:style-name="T2">Contact: +91 7708460541 </text:span></text:p>
          </draw:text-box>
        </draw:frame>
        <draw:frame draw:style-name="gr2" draw:text-style-name="P3" draw:layer="layout" svg:width="6.746cm" svg:height="0.454cm" svg:x="12.086cm" svg:y="4.512cm">
          <draw:text-box>
            <text:p text:style-name="P2"><text:span text:style-name="T2">E-</text:span><text:span text:style-name="T2">mail:</text:span><text:span text:style-name="T3">joemicksnirmal@gmail.</text:span><text:span text:style-name="T3">com</text:span></text:p>
          </draw:text-box>
        </draw:frame>
        <draw:frame draw:style-name="gr3" draw:text-style-name="P4" draw:layer="layout" svg:width="4.866cm" svg:height="0.581cm" svg:x="2.544cm" svg:y="5.987cm">
          <draw:text-box>
            <text:p text:style-name="P2"><text:span text:style-name="T4">Career Objective:</text:span></text:p>
          </draw:text-box>
        </draw:frame>
        <draw:frame draw:style-name="gr2" draw:text-style-name="P3" draw:layer="layout" svg:width="16.364cm" svg:height="0.454cm" svg:x="2.544cm" svg:y="7.517cm">
          <draw:text-box>
            <text:p text:style-name="P2"><text:span text:style-name="T5">To work for an organization </text:span><text:span text:style-name="T5">which provides me the </text:span><text:span text:style-name="T5">opportunity to improve my </text:span><text:span text:style-name="T5">skills </text:span></text:p>
          </draw:text-box>
        </draw:frame>
        <draw:frame draw:style-name="gr2" draw:text-style-name="P3" draw:layer="layout" svg:width="12.414cm" svg:height="0.454cm" svg:x="2.544cm" svg:y="8.036cm">
          <draw:text-box>
            <text:p text:style-name="P2"><text:span text:style-name="T5">and knowledge to growth </text:span><text:span text:style-name="T5">along with the organization </text:span><text:span text:style-name="T5">objective.</text:span></text:p>
          </draw:text-box>
        </draw:frame>
        <draw:frame draw:style-name="gr3" draw:text-style-name="P4" draw:layer="layout" svg:width="4.836cm" svg:height="0.581cm" svg:x="2.544cm" svg:y="9.402cm">
          <draw:text-box>
            <text:p text:style-name="P2"><text:span text:style-name="T4">Profile Summary:</text:span></text:p>
          </draw:text-box>
        </draw:frame>
        <draw:frame draw:style-name="gr2" draw:text-style-name="P3" draw:layer="layout" svg:width="0.387cm" svg:height="0.48cm" svg:x="3.179cm" svg:y="10.065cm">
          <draw:text-box>
            <text:p text:style-name="P2"><text:span text:style-name="T6"></text:span></text:p>
          </draw:text-box>
        </draw:frame>
        <draw:frame draw:style-name="gr2" draw:text-style-name="P3" draw:layer="layout" svg:width="15.06cm" svg:height="0.454cm" svg:x="3.814cm" svg:y="10.061cm">
          <draw:text-box>
            <text:p text:style-name="P2"><text:span text:style-name="T5">An enthusiastic <text:s/>person <text:s/></text:span><text:span text:style-name="T5">with highly motivated and </text:span><text:span text:style-name="T5">leadership skills and now </text:span></text:p>
          </draw:text-box>
        </draw:frame>
        <draw:frame draw:style-name="gr2" draw:text-style-name="P3" draw:layer="layout" svg:width="12.559cm" svg:height="0.454cm" svg:x="3.814cm" svg:y="10.608cm">
          <draw:text-box>
            <text:p text:style-name="P2"><text:span text:style-name="T5">perfuming <text:s text:c="2"/>my </text:span><text:span text:style-name="T7">Master’s </text:span><text:span text:style-name="T7">degree in Computer </text:span><text:span text:style-name="T7">Applications.</text:span></text:p>
          </draw:text-box>
        </draw:frame>
        <draw:frame draw:style-name="gr2" draw:text-style-name="P3" draw:layer="layout" svg:width="0.387cm" svg:height="0.48cm" svg:x="3.179cm" svg:y="11.064cm">
          <draw:text-box>
            <text:p text:style-name="P2"><text:span text:style-name="T6"></text:span></text:p>
          </draw:text-box>
        </draw:frame>
        <draw:frame draw:style-name="gr2" draw:text-style-name="P3" draw:layer="layout" svg:width="6.983cm" svg:height="0.454cm" svg:x="3.814cm" svg:y="11.059cm">
          <draw:text-box>
            <text:p text:style-name="P2"><text:span text:style-name="T5">Expert in leadershipand </text:span><text:span text:style-name="T5">Team work.</text:span></text:p>
          </draw:text-box>
        </draw:frame>
        <draw:frame draw:style-name="gr2" draw:text-style-name="P3" draw:layer="layout" svg:width="0.387cm" svg:height="0.48cm" svg:x="3.179cm" svg:y="11.547cm">
          <draw:text-box>
            <text:p text:style-name="P2"><text:span text:style-name="T6"></text:span></text:p>
          </draw:text-box>
        </draw:frame>
        <draw:frame draw:style-name="gr2" draw:text-style-name="P3" draw:layer="layout" svg:width="11.635cm" svg:height="0.454cm" svg:x="3.814cm" svg:y="11.543cm">
          <draw:text-box>
            <text:p text:style-name="P2"><text:span text:style-name="T5">Eager to learn new </text:span><text:span text:style-name="T5">technologies and adapt </text:span><text:span text:style-name="T5">methodologies .</text:span></text:p>
          </draw:text-box>
        </draw:frame>
        <draw:frame draw:style-name="gr2" draw:text-style-name="P3" draw:layer="layout" svg:width="0.387cm" svg:height="0.48cm" svg:x="3.179cm" svg:y="12.027cm">
          <draw:text-box>
            <text:p text:style-name="P2"><text:span text:style-name="T6"></text:span></text:p>
          </draw:text-box>
        </draw:frame>
        <draw:frame draw:style-name="gr2" draw:text-style-name="P3" draw:layer="layout" svg:width="13.955cm" svg:height="0.454cm" svg:x="3.814cm" svg:y="12.022cm">
          <draw:text-box>
            <text:p text:style-name="P2"><text:span text:style-name="T5">Always willing to innovate </text:span><text:span text:style-name="T5">to improve the existing </text:span><text:span text:style-name="T5">setup and processes.</text:span></text:p>
          </draw:text-box>
        </draw:frame>
        <draw:frame draw:style-name="gr3" draw:text-style-name="P4" draw:layer="layout" svg:width="4.125cm" svg:height="0.581cm" svg:x="2.544cm" svg:y="13.378cm">
          <draw:text-box>
            <text:p text:style-name="P2"><text:span text:style-name="T4">Achievements:</text:span></text:p>
          </draw:text-box>
        </draw:frame>
        <draw:frame draw:style-name="gr2" draw:text-style-name="P3" draw:layer="layout" svg:width="0.387cm" svg:height="0.48cm" svg:x="3.179cm" svg:y="14.309cm">
          <draw:text-box>
            <text:p text:style-name="P2"><text:span text:style-name="T6"></text:span></text:p>
          </draw:text-box>
        </draw:frame>
        <draw:frame draw:style-name="gr4" draw:text-style-name="P3" draw:layer="layout" svg:width="17.308cm" svg:height="0.454cm" svg:x="3.814cm" svg:y="14.305cm">
          <draw:text-box>
            <text:p text:style-name="P2"><text:span text:style-name="T5"><text:s text:c="5"/></text:span><text:span text:style-name="T5">Won second price in </text:span><text:span text:style-name="T5">Paper presentation on </text:span><text:span text:style-name="T5">Interdepartmental <text:s/></text:span><text:span text:style-name="T5">Competition</text:span></text:p>
          </draw:text-box>
        </draw:frame>
        <draw:frame draw:style-name="gr2" draw:text-style-name="P3" draw:layer="layout" svg:width="0.387cm" svg:height="0.48cm" svg:x="3.179cm" svg:y="14.789cm">
          <draw:text-box>
            <text:p text:style-name="P2"><text:span text:style-name="T6"></text:span></text:p>
          </draw:text-box>
        </draw:frame>
        <draw:frame draw:style-name="gr2" draw:text-style-name="P3" draw:layer="layout" svg:width="12.486cm" svg:height="0.454cm" svg:x="3.814cm" svg:y="14.785cm">
          <draw:text-box>
            <text:p text:style-name="P2"><text:span text:style-name="T5"><text:s text:c="5"/></text:span><text:span text:style-name="T5">Won First prize in </text:span><text:span text:style-name="T8">Mad </text:span><text:span text:style-name="T8">ad</text:span><text:span text:style-name="T5"> on Interdepartmental </text:span><text:span text:style-name="T5">Competition</text:span></text:p>
          </draw:text-box>
        </draw:frame>
        <draw:frame draw:style-name="gr2" draw:text-style-name="P3" draw:layer="layout" svg:width="0.387cm" svg:height="0.48cm" svg:x="3.179cm" svg:y="15.272cm">
          <draw:text-box>
            <text:p text:style-name="P2"><text:span text:style-name="T6"></text:span></text:p>
          </draw:text-box>
        </draw:frame>
        <draw:frame draw:style-name="gr2" draw:text-style-name="P3" draw:layer="layout" svg:width="14.874cm" svg:height="0.454cm" svg:x="3.814cm" svg:y="15.268cm">
          <draw:text-box>
            <text:p text:style-name="P2"><text:span text:style-name="T5"><text:s text:c="5"/></text:span><text:span text:style-name="T5">Won First prize in </text:span><text:span text:style-name="T8">Comedy Express</text:span><text:span text:style-name="T5"> on </text:span><text:span text:style-name="T5">STYBITZ Association </text:span><text:span text:style-name="T5">Competition</text:span></text:p>
          </draw:text-box>
        </draw:frame>
        <draw:polygon draw:style-name="gr5" draw:text-style-name="P5" draw:layer="layout" svg:width="5.63cm" svg:height="0.039cm" svg:x="2.349cm" svg:y="18.196cm" svg:viewBox="0 0 5631 40" draw:points="0,0 5631,0 5631,40 0,40">
          <text:p/>
        </draw:polygon>
        <draw:polygon draw:style-name="gr5" draw:text-style-name="P5" draw:layer="layout" svg:width="5.631cm" svg:height="0.039cm" svg:x="7.979cm" svg:y="18.196cm" svg:viewBox="0 0 5632 40" draw:points="0,0 5632,0 5632,40 0,40">
          <text:p/>
        </draw:polygon>
        <draw:polygon draw:style-name="gr5" draw:text-style-name="P5" draw:layer="layout" svg:width="5.63cm" svg:height="0.039cm" svg:x="13.61cm" svg:y="18.196cm" svg:viewBox="0 0 5631 40" draw:points="0,0 5631,0 5631,40 0,40">
          <text:p/>
        </draw:polygon>
        <draw:polygon draw:style-name="gr5" draw:text-style-name="P5" draw:layer="layout" svg:width="5.63cm" svg:height="0.039cm" svg:x="2.349cm" svg:y="19.134cm" svg:viewBox="0 0 5631 40" draw:points="0,0 5631,0 5631,40 0,40">
          <text:p/>
        </draw:polygon>
        <draw:polygon draw:style-name="gr5" draw:text-style-name="P5" draw:layer="layout" svg:width="5.631cm" svg:height="0.039cm" svg:x="7.979cm" svg:y="19.134cm" svg:viewBox="0 0 5632 40" draw:points="0,0 5632,0 5632,40 0,40">
          <text:p/>
        </draw:polygon>
        <draw:polygon draw:style-name="gr5" draw:text-style-name="P5" draw:layer="layout" svg:width="5.63cm" svg:height="0.039cm" svg:x="13.61cm" svg:y="19.134cm" svg:viewBox="0 0 5631 40" draw:points="0,0 5631,0 5631,40 0,40">
          <text:p/>
        </draw:polygon>
        <draw:polygon draw:style-name="gr5" draw:text-style-name="P5" draw:layer="layout" svg:width="5.63cm" svg:height="0.039cm" svg:x="2.349cm" svg:y="23.685cm" svg:viewBox="0 0 5631 40" draw:points="0,0 5631,0 5631,40 0,40">
          <text:p/>
        </draw:polygon>
        <draw:polygon draw:style-name="gr5" draw:text-style-name="P5" draw:layer="layout" svg:width="5.631cm" svg:height="0.039cm" svg:x="7.979cm" svg:y="23.685cm" svg:viewBox="0 0 5632 40" draw:points="0,0 5632,0 5632,40 0,40">
          <text:p/>
        </draw:polygon>
        <draw:polygon draw:style-name="gr5" draw:text-style-name="P5" draw:layer="layout" svg:width="5.63cm" svg:height="0.039cm" svg:x="13.61cm" svg:y="23.685cm" svg:viewBox="0 0 5631 40" draw:points="0,0 5631,0 5631,40 0,40">
          <text:p/>
        </draw:polygon>
        <draw:frame draw:style-name="gr3" draw:text-style-name="P4" draw:layer="layout" svg:width="2.923cm" svg:height="0.581cm" svg:x="2.544cm" svg:y="16.666cm">
          <draw:text-box>
            <text:p text:style-name="P2"><text:span text:style-name="T4">Academia:</text:span></text:p>
          </draw:text-box>
        </draw:frame>
        <draw:line draw:style-name="gr6" draw:text-style-name="P6" draw:layer="layout" svg:x1="2.543cm" svg:y1="18.63cm" svg:x2="3.517cm" svg:y2="18.63cm">
          <text:p/>
        </draw:line>
        <draw:frame draw:style-name="gr2" draw:text-style-name="P3" draw:layer="layout" svg:width="0.98cm" svg:height="0.454cm" svg:x="2.544cm" svg:y="18.231cm">
          <draw:text-box>
            <text:p text:style-name="P2"><text:span text:style-name="T9">MCA</text:span></text:p>
          </draw:text-box>
        </draw:frame>
        <draw:frame draw:style-name="gr2" draw:text-style-name="P3" draw:layer="layout" svg:width="2.665cm" svg:height="0.454cm" svg:x="8.174cm" svg:y="18.231cm">
          <draw:text-box>
            <text:p text:style-name="P2"><text:span text:style-name="T9">77%(upto <text:s/>5</text:span></text:p>
          </draw:text-box>
        </draw:frame>
        <draw:frame draw:style-name="gr7" draw:text-style-name="P7" draw:layer="layout" svg:width="0.269cm" svg:height="0.259cm" svg:x="10.827cm" svg:y="18.23cm">
          <draw:text-box>
            <text:p text:style-name="P2"><text:span text:style-name="T10">th</text:span></text:p>
          </draw:text-box>
        </draw:frame>
        <draw:frame draw:style-name="gr2" draw:text-style-name="P3" draw:layer="layout" svg:width="0.387cm" svg:height="0.454cm" svg:x="11.091cm" svg:y="18.231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2.263cm" svg:height="0.454cm" svg:x="8.174cm" svg:y="18.683cm">
          <draw:text-box>
            <text:p text:style-name="P2"><text:span text:style-name="T9">Semester)</text:span></text:p>
          </draw:text-box>
        </draw:frame>
        <draw:frame draw:style-name="gr2" draw:text-style-name="P3" draw:layer="layout" svg:width="4.223cm" svg:height="0.454cm" svg:x="13.804cm" svg:y="18.231cm">
          <draw:text-box>
            <text:p text:style-name="P2"><text:span text:style-name="T11">St. Joseph’s College - </text:span></text:p>
          </draw:text-box>
        </draw:frame>
        <draw:frame draw:style-name="gr2" draw:text-style-name="P3" draw:layer="layout" svg:width="1.141cm" svg:height="0.454cm" svg:x="13.804cm" svg:y="18.683cm">
          <draw:text-box>
            <text:p text:style-name="P2"><text:span text:style-name="T11">Trichy</text:span></text:p>
          </draw:text-box>
        </draw:frame>
        <draw:frame draw:style-name="gr2" draw:text-style-name="P3" draw:layer="layout" svg:width="0.887cm" svg:height="0.454cm" svg:x="2.544cm" svg:y="19.17cm">
          <draw:text-box>
            <text:p text:style-name="P2"><text:span text:style-name="T9">BCA</text:span></text:p>
          </draw:text-box>
        </draw:frame>
        <draw:frame draw:style-name="gr2" draw:text-style-name="P3" draw:layer="layout" svg:width="1.242cm" svg:height="0.454cm" svg:x="8.174cm" svg:y="19.17cm">
          <draw:text-box>
            <text:p text:style-name="P2"><text:span text:style-name="T11">74.1%</text:span></text:p>
          </draw:text-box>
        </draw:frame>
        <draw:frame draw:style-name="gr2" draw:text-style-name="P3" draw:layer="layout" svg:width="4.523cm" svg:height="0.454cm" svg:x="13.804cm" svg:y="19.17cm">
          <draw:text-box>
            <text:p text:style-name="P2"><text:span text:style-name="T11">St. Joseph’s College Of </text:span></text:p>
          </draw:text-box>
        </draw:frame>
        <draw:frame draw:style-name="gr2" draw:text-style-name="P3" draw:layer="layout" svg:width="5.217cm" svg:height="0.454cm" svg:x="13.804cm" svg:y="19.621cm">
          <draw:text-box>
            <text:p text:style-name="P2"><text:span text:style-name="T11">Arts &amp; Science - Cuddalore</text:span></text:p>
          </draw:text-box>
        </draw:frame>
        <draw:frame draw:style-name="gr2" draw:text-style-name="P3" draw:layer="layout" svg:width="3.918cm" svg:height="0.454cm" svg:x="2.544cm" svg:y="20.524cm">
          <draw:text-box>
            <text:p text:style-name="P2"><text:span text:style-name="T9">Higher Secondary</text:span></text:p>
          </draw:text-box>
        </draw:frame>
        <draw:frame draw:style-name="gr2" draw:text-style-name="P3" draw:layer="layout" svg:width="0.87cm" svg:height="0.454cm" svg:x="8.174cm" svg:y="20.524cm">
          <draw:text-box>
            <text:p text:style-name="P2"><text:span text:style-name="T11">57%</text:span></text:p>
          </draw:text-box>
        </draw:frame>
        <draw:frame draw:style-name="gr2" draw:text-style-name="P3" draw:layer="layout" svg:width="3.799cm" svg:height="0.454cm" svg:x="13.804cm" svg:y="20.524cm">
          <draw:text-box>
            <text:p text:style-name="P2"><text:span text:style-name="T11">St. Joseph’s Higher </text:span></text:p>
          </draw:text-box>
        </draw:frame>
        <draw:frame draw:style-name="gr2" draw:text-style-name="P3" draw:layer="layout" svg:width="3.859cm" svg:height="0.454cm" svg:x="13.804cm" svg:y="20.976cm">
          <draw:text-box>
            <text:p text:style-name="P2"><text:span text:style-name="T11">Secondary School - </text:span></text:p>
          </draw:text-box>
        </draw:frame>
        <draw:frame draw:style-name="gr2" draw:text-style-name="P3" draw:layer="layout" svg:width="1.983cm" svg:height="0.454cm" svg:x="13.804cm" svg:y="21.427cm">
          <draw:text-box>
            <text:p text:style-name="P2"><text:span text:style-name="T11">Cuddalore</text:span></text:p>
          </draw:text-box>
        </draw:frame>
        <draw:frame draw:style-name="gr2" draw:text-style-name="P3" draw:layer="layout" svg:width="1.077cm" svg:height="0.454cm" svg:x="2.544cm" svg:y="22.331cm">
          <draw:text-box>
            <text:p text:style-name="P2"><text:span text:style-name="T9">SSLC</text:span></text:p>
          </draw:text-box>
        </draw:frame>
        <draw:frame draw:style-name="gr2" draw:text-style-name="P3" draw:layer="layout" svg:width="0.87cm" svg:height="0.454cm" svg:x="8.174cm" svg:y="22.331cm">
          <draw:text-box>
            <text:p text:style-name="P2"><text:span text:style-name="T11">85%</text:span></text:p>
          </draw:text-box>
        </draw:frame>
        <draw:frame draw:style-name="gr2" draw:text-style-name="P3" draw:layer="layout" svg:width="4.451cm" svg:height="0.454cm" svg:x="13.804cm" svg:y="22.331cm">
          <draw:text-box>
            <text:p text:style-name="P2"><text:span text:style-name="T11">Danish Mission Higher </text:span></text:p>
          </draw:text-box>
        </draw:frame>
        <draw:frame draw:style-name="gr2" draw:text-style-name="P3" draw:layer="layout" svg:width="3.859cm" svg:height="0.454cm" svg:x="13.804cm" svg:y="22.782cm">
          <draw:text-box>
            <text:p text:style-name="P2"><text:span text:style-name="T11">Secondary School - </text:span></text:p>
          </draw:text-box>
        </draw:frame>
        <draw:polygon draw:style-name="gr5" draw:text-style-name="P5" draw:layer="layout" svg:width="16.506cm" svg:height="0.035cm" svg:x="2.54cm" svg:y="5.104cm" svg:viewBox="0 0 16507 36" draw:points="0,0 16507,0 16507,36 0,36">
          <text:p/>
        </draw:polygon>
        <draw:polygon draw:style-name="gr5" draw:text-style-name="P5" draw:layer="layout" svg:width="16.506cm" svg:height="0.035cm" svg:x="2.54cm" svg:y="5.104cm" svg:viewBox="0 0 16507 36" draw:points="0,0 16507,0 16507,36 0,36">
          <text:p/>
        </draw:polygon>
        <draw:frame draw:style-name="gr2" draw:text-style-name="P3" draw:layer="layout" svg:width="2.432cm" svg:height="0.454cm" svg:x="13.804cm" svg:y="23.234cm">
          <draw:text-box>
            <text:p text:style-name="P2"><text:span text:style-name="T11">Nellikuppam</text:span></text:p>
          </draw:text-box>
        </draw:frame>
      </draw:page>
      <draw:page draw:name="page2" draw:style-name="dp1" draw:master-page-name="master-page46">
        <draw:polygon draw:style-name="gr1" draw:text-style-name="P1" draw:layer="layout" svg:width="8.446cm" svg:height="0.511cm" svg:x="2.349cm" svg:y="4.907cm" svg:viewBox="0 0 8447 512" draw:points="0,512 8447,512 8447,0 0,0">
          <text:p/>
        </draw:polygon>
        <draw:polygon draw:style-name="gr1" draw:text-style-name="P1" draw:layer="layout" svg:width="8.449cm" svg:height="0.511cm" svg:x="10.795cm" svg:y="4.907cm" svg:viewBox="0 0 8450 512" draw:points="0,512 8450,512 8450,0 0,0">
          <text:p/>
        </draw:polygon>
        <draw:polygon draw:style-name="gr1" draw:text-style-name="P1" draw:layer="layout" svg:width="8.446cm" svg:height="0.477cm" svg:x="2.349cm" svg:y="5.894cm" svg:viewBox="0 0 8447 478" draw:points="0,478 8447,478 8447,0 0,0">
          <text:p/>
        </draw:polygon>
        <draw:polygon draw:style-name="gr1" draw:text-style-name="P1" draw:layer="layout" svg:width="8.449cm" svg:height="0.477cm" svg:x="10.795cm" svg:y="5.894cm" svg:viewBox="0 0 8450 478" draw:points="0,478 8450,478 8450,0 0,0">
          <text:p/>
        </draw:polygon>
        <draw:polygon draw:style-name="gr1" draw:text-style-name="P1" draw:layer="layout" svg:width="8.446cm" svg:height="0.511cm" svg:x="2.349cm" svg:y="4.907cm" svg:viewBox="0 0 8447 512" draw:points="0,512 8447,512 8447,0 0,0">
          <text:p/>
        </draw:polygon>
        <draw:polygon draw:style-name="gr1" draw:text-style-name="P1" draw:layer="layout" svg:width="8.449cm" svg:height="0.511cm" svg:x="10.795cm" svg:y="4.907cm" svg:viewBox="0 0 8450 512" draw:points="0,512 8450,512 8450,0 0,0">
          <text:p/>
        </draw:polygon>
        <draw:polygon draw:style-name="gr1" draw:text-style-name="P1" draw:layer="layout" svg:width="8.446cm" svg:height="0.477cm" svg:x="2.349cm" svg:y="5.894cm" svg:viewBox="0 0 8447 478" draw:points="0,478 8447,478 8447,0 0,0">
          <text:p/>
        </draw:polygon>
        <draw:polygon draw:style-name="gr1" draw:text-style-name="P1" draw:layer="layout" svg:width="8.449cm" svg:height="0.477cm" svg:x="10.795cm" svg:y="5.894cm" svg:viewBox="0 0 8450 478" draw:points="0,478 8450,478 8450,0 0,0">
          <text:p/>
        </draw:polygon>
        <draw:polygon draw:style-name="gr5" draw:text-style-name="P5" draw:layer="layout" svg:width="8.446cm" svg:height="0.039cm" svg:x="2.349cm" svg:y="4.395cm" svg:viewBox="0 0 8447 40" draw:points="0,0 8447,0 8447,40 0,40">
          <text:p/>
        </draw:polygon>
        <draw:polygon draw:style-name="gr5" draw:text-style-name="P5" draw:layer="layout" svg:width="8.449cm" svg:height="0.039cm" svg:x="10.795cm" svg:y="4.395cm" svg:viewBox="0 0 8450 40" draw:points="0,0 8450,0 8450,40 0,40">
          <text:p/>
        </draw:polygon>
        <draw:polygon draw:style-name="gr5" draw:text-style-name="P5" draw:layer="layout" svg:width="8.446cm" svg:height="0.038cm" svg:x="2.349cm" svg:y="4.907cm" svg:viewBox="0 0 8447 39" draw:points="0,0 8447,0 8447,39 0,39">
          <text:p/>
        </draw:polygon>
        <draw:polygon draw:style-name="gr5" draw:text-style-name="P5" draw:layer="layout" svg:width="8.449cm" svg:height="0.038cm" svg:x="10.795cm" svg:y="4.907cm" svg:viewBox="0 0 8450 39" draw:points="0,0 8450,0 8450,39 0,39">
          <text:p/>
        </draw:polygon>
        <draw:polygon draw:style-name="gr5" draw:text-style-name="P5" draw:layer="layout" svg:width="8.446cm" svg:height="0.038cm" svg:x="2.349cm" svg:y="6.371cm" svg:viewBox="0 0 8447 39" draw:points="0,0 8447,0 8447,39 0,39">
          <text:p/>
        </draw:polygon>
        <draw:polygon draw:style-name="gr5" draw:text-style-name="P5" draw:layer="layout" svg:width="8.449cm" svg:height="0.038cm" svg:x="10.795cm" svg:y="6.371cm" svg:viewBox="0 0 8450 39" draw:points="0,0 8450,0 8450,39 0,39">
          <text:p/>
        </draw:polygon>
        <draw:frame draw:style-name="gr3" draw:text-style-name="P4" draw:layer="layout" svg:width="4.43cm" svg:height="0.581cm" svg:x="2.544cm" svg:y="3.468cm">
          <draw:text-box>
            <text:p text:style-name="P2"><text:span text:style-name="T4">Technical Skills:</text:span></text:p>
          </draw:text-box>
        </draw:frame>
        <draw:frame draw:style-name="gr2" draw:text-style-name="P3" draw:layer="layout" svg:width="5.823cm" svg:height="0.454cm" svg:x="2.544cm" svg:y="4.455cm">
          <draw:text-box>
            <text:p text:style-name="P2"><text:span text:style-name="T9">Operating Systems <text:s text:c="10"/></text:span><text:span text:style-name="T9"><text:s/></text:span></text:p>
          </draw:text-box>
        </draw:frame>
        <draw:frame draw:style-name="gr2" draw:text-style-name="P3" draw:layer="layout" svg:width="7.449cm" svg:height="0.454cm" svg:x="10.989cm" svg:y="4.455cm">
          <draw:text-box>
            <text:p text:style-name="P2"><text:span text:style-name="T11"><text:s/></text:span><text:span text:style-name="T11">win XP/WIN ,7/WIN ,</text:span><text:span text:style-name="T11">8/WIN10,UBUNTU</text:span></text:p>
          </draw:text-box>
        </draw:frame>
        <draw:frame draw:style-name="gr2" draw:text-style-name="P3" draw:layer="layout" svg:width="5.505cm" svg:height="0.454cm" svg:x="2.544cm" svg:y="4.967cm">
          <draw:text-box>
            <text:p text:style-name="P2"><text:span text:style-name="T9">Programming </text:span><text:span text:style-name="T9">Languages</text:span></text:p>
          </draw:text-box>
        </draw:frame>
        <draw:frame draw:style-name="gr2" draw:text-style-name="P3" draw:layer="layout" svg:width="6.437cm" svg:height="0.454cm" svg:x="10.989cm" svg:y="4.967cm">
          <draw:text-box>
            <text:p text:style-name="P2"><text:span text:style-name="T11"><text:s/></text:span><text:span text:style-name="T11">PHP,ANDROID,PYTHON(DJAN</text:span><text:span text:style-name="T11">GO)</text:span></text:p>
          </draw:text-box>
        </draw:frame>
        <draw:frame draw:style-name="gr2" draw:text-style-name="P3" draw:layer="layout" svg:width="2.305cm" svg:height="0.454cm" svg:x="2.544cm" svg:y="5.443cm">
          <draw:text-box>
            <text:p text:style-name="P2"><text:span text:style-name="T9">Databases</text:span></text:p>
          </draw:text-box>
        </draw:frame>
        <draw:frame draw:style-name="gr2" draw:text-style-name="P3" draw:layer="layout" svg:width="3.228cm" svg:height="0.454cm" svg:x="10.989cm" svg:y="5.443cm">
          <draw:text-box>
            <text:p text:style-name="P2"><text:span text:style-name="T11"><text:s/></text:span><text:span text:style-name="T11">Oracle 9,MYSQL</text:span></text:p>
          </draw:text-box>
        </draw:frame>
        <draw:frame draw:style-name="gr2" draw:text-style-name="P3" draw:layer="layout" svg:width="5.535cm" svg:height="0.454cm" svg:x="2.544cm" svg:y="5.919cm">
          <draw:text-box>
            <text:p text:style-name="P2"><text:span text:style-name="T9">Workshops <text:s text:c="22"/></text:span></text:p>
          </draw:text-box>
        </draw:frame>
        <draw:frame draw:style-name="gr2" draw:text-style-name="P3" draw:layer="layout" svg:width="7.635cm" svg:height="0.454cm" svg:x="10.989cm" svg:y="5.919cm">
          <draw:text-box>
            <text:p text:style-name="P2"><text:span text:style-name="T11">Robotics,Android,Persoanlit</text:span><text:span text:style-name="T11">y Behaviour</text:span></text:p>
          </draw:text-box>
        </draw:frame>
        <draw:frame draw:style-name="gr3" draw:text-style-name="P4" draw:layer="layout" svg:width="4.629cm" svg:height="0.581cm" svg:x="2.544cm" svg:y="7.772cm">
          <draw:text-box>
            <text:p text:style-name="P2"><text:span text:style-name="T4">Personal Profile:</text:span></text:p>
          </draw:text-box>
        </draw:frame>
        <draw:frame draw:style-name="gr2" draw:text-style-name="P3" draw:layer="layout" svg:width="11.076cm" svg:height="0.454cm" svg:x="2.544cm" svg:y="8.431cm">
          <draw:text-box>
            <text:p text:style-name="P2"><text:span text:style-name="T5">Name <text:s text:c="33"/></text:span><text:span text:style-name="T5"><text:s text:c="10"/>: Joemicks Lurth </text:span><text:span text:style-name="T5">Nirmal</text:span></text:p>
          </draw:text-box>
        </draw:frame>
        <draw:frame draw:style-name="gr2" draw:text-style-name="P3" draw:layer="layout" svg:width="2.487cm" svg:height="0.454cm" svg:x="2.544cm" svg:y="9.302cm">
          <draw:text-box>
            <text:p text:style-name="P2"><text:span text:style-name="T5">Date of Birth</text:span></text:p>
          </draw:text-box>
        </draw:frame>
        <draw:frame draw:style-name="gr2" draw:text-style-name="P3" draw:layer="layout" svg:width="5.218cm" svg:height="0.454cm" svg:x="6.354cm" svg:y="9.302cm">
          <draw:text-box>
            <text:p text:style-name="P2"><text:span text:style-name="T5"><text:s text:c="22"/></text:span><text:span text:style-name="T5">: 18/12/1995</text:span></text:p>
          </draw:text-box>
        </draw:frame>
        <draw:frame draw:style-name="gr2" draw:text-style-name="P3" draw:layer="layout" svg:width="11.199cm" svg:height="0.454cm" svg:x="2.544cm" svg:y="9.821cm">
          <draw:text-box>
            <text:p text:style-name="P2"><text:span text:style-name="T5">Present <text:s/>Address <text:s text:c="17"/></text:span><text:span text:style-name="T5"><text:s text:c="8"/>: <text:s/></text:span><text:span text:style-name="T5">J.JoemicksLurthNirmal,</text:span></text:p>
          </draw:text-box>
        </draw:frame>
        <draw:frame draw:style-name="gr2" draw:text-style-name="P3" draw:layer="layout" svg:width="4.295cm" svg:height="0.454cm" svg:x="7.624cm" svg:y="10.498cm">
          <draw:text-box>
            <text:p text:style-name="P2"><text:span text:style-name="T5"><text:s text:c="15"/></text:span><text:span text:style-name="T5">S/o.T.Joseph,</text:span></text:p>
          </draw:text-box>
        </draw:frame>
        <draw:frame draw:style-name="gr2" draw:text-style-name="P3" draw:layer="layout" svg:width="8.829cm" svg:height="0.454cm" svg:x="7.624cm" svg:y="11.176cm">
          <draw:text-box>
            <text:p text:style-name="P2"><text:span text:style-name="T5"><text:s text:c="15"/></text:span><text:span text:style-name="T5">No:5,Sabai </text:span><text:span text:style-name="T5">Street, 6th cross </text:span><text:span text:style-name="T5">Street, </text:span></text:p>
          </draw:text-box>
        </draw:frame>
        <draw:frame draw:style-name="gr2" draw:text-style-name="P3" draw:layer="layout" svg:width="8.389cm" svg:height="0.454cm" svg:x="7.624cm" svg:y="11.853cm">
          <draw:text-box>
            <text:p text:style-name="P2"><text:span text:style-name="T5"><text:s text:c="15"/></text:span><text:span text:style-name="T5">Rajiv </text:span><text:span text:style-name="T5">Gandhi </text:span><text:span text:style-name="T5">Nagar, </text:span><text:span text:style-name="T5">Nellikuppa</text:span><text:span text:style-name="T5">m,</text:span></text:p>
          </draw:text-box>
        </draw:frame>
        <draw:frame draw:style-name="gr2" draw:text-style-name="P3" draw:layer="layout" svg:width="5.353cm" svg:height="0.454cm" svg:x="7.624cm" svg:y="12.53cm">
          <draw:text-box>
            <text:p text:style-name="P2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/></text:span><text:span text:style-name="T5">C</text:span><text:span text:style-name="T5">u</text:span><text:span text:style-name="T5">d</text:span><text:span text:style-name="T5">d</text:span><text:span text:style-name="T5">a</text:span><text:span text:style-name="T5">l</text:span><text:span text:style-name="T5">o</text:span><text:span text:style-name="T5">r</text:span><text:span text:style-name="T5">e</text:span><text:span text:style-name="T5"> </text:span><text:span text:style-name="T5">D</text:span><text:span text:style-name="T5">i</text:span><text:span text:style-name="T5">s</text:span><text:span text:style-name="T5">t</text:span><text:span text:style-name="T5">r</text:span><text:span text:style-name="T5">i</text:span><text:span text:style-name="T5">c</text:span><text:span text:style-name="T5">t</text:span></text:p>
          </draw:text-box>
        </draw:frame>
        <draw:frame draw:style-name="gr2" draw:text-style-name="P3" draw:layer="layout" svg:width="9.4cm" svg:height="0.454cm" svg:x="2.544cm" svg:y="13.208cm">
          <draw:text-box>
            <text:p text:style-name="P2"><text:span text:style-name="T5">L</text:span><text:span text:style-name="T5">a</text:span><text:span text:style-name="T5">n</text:span><text:span text:style-name="T5">g</text:span><text:span text:style-name="T5">u</text:span><text:span text:style-name="T5">a</text:span><text:span text:style-name="T5">g</text:span><text:span text:style-name="T5">e</text:span><text:span text:style-name="T5">s </text:span><text:span text:style-name="T5">K</text:span><text:span text:style-name="T5">n</text:span><text:span text:style-name="T5">o</text:span><text:span text:style-name="T5">w</text:span><text:span text:style-name="T5">n 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2"/></text:span><text:span text:style-name="T5">: </text:span><text:span text:style-name="T5">E</text:span><text:span text:style-name="T5">n</text:span><text:span text:style-name="T5">g</text:span><text:span text:style-name="T5">li</text:span><text:span text:style-name="T5">s</text:span><text:span text:style-name="T5">h</text:span><text:span text:style-name="T5">, </text:span><text:span text:style-name="T5">T</text:span><text:span text:style-name="T5">a</text:span><text:span text:style-name="T5">m</text:span><text:span text:style-name="T5">il</text:span></text:p>
          </draw:text-box>
        </draw:frame>
        <draw:frame draw:style-name="gr2" draw:text-style-name="P3" draw:layer="layout" svg:width="2.114cm" svg:height="0.454cm" svg:x="2.544cm" svg:y="14.245cm">
          <draw:text-box>
            <text:p text:style-name="P2"><text:span text:style-name="T5">Nationality</text:span></text:p>
          </draw:text-box>
        </draw:frame>
        <draw:frame draw:style-name="gr2" draw:text-style-name="P3" draw:layer="layout" svg:width="5.383cm" svg:height="0.454cm" svg:x="5.084cm" svg:y="14.245cm">
          <draw:text-box>
            <text:p text:style-name="P2"><text:span text:style-name="T5"><text:s text:c="6"/></text:span><text:span text:style-name="T5"><text:s text:c="6"/></text:span><text:span text:style-name="T5"><text:s text:c="6"/></text:span><text:span text:style-name="T5"><text:s text:c="6"/></text:span><text:span text:style-name="T5"><text:s text:c="6"/></text:span><text:span text:style-name="T5"><text:s text:c="2"/></text:span><text:span text:style-name="T5">: </text:span><text:span text:style-name="T5">Ind</text:span><text:span text:style-name="T5">ian</text:span></text:p>
          </draw:text-box>
        </draw:frame>
        <draw:frame draw:style-name="gr2" draw:text-style-name="P3" draw:layer="layout" svg:width="2.504cm" svg:height="0.454cm" svg:x="2.544cm" svg:y="17.342cm">
          <draw:text-box>
            <text:p text:style-name="P2"><text:span text:style-name="T5">Decl</text:span><text:span text:style-name="T5">arati</text:span><text:span text:style-name="T5">on: </text:span></text:p>
          </draw:text-box>
        </draw:frame>
        <draw:frame draw:style-name="gr2" draw:text-style-name="P3" draw:layer="layout" svg:width="1.107cm" svg:height="0.454cm" svg:x="2.544cm" svg:y="18.372cm">
          <draw:text-box>
            <text:p text:style-name="P2"><text:span text:style-name="T5"><text:s text:c="9"/></text:span></text:p>
          </draw:text-box>
        </draw:frame>
        <draw:frame draw:style-name="gr2" draw:text-style-name="P3" draw:layer="layout" svg:width="12.676cm" svg:height="0.454cm" svg:x="6.354cm" svg:y="18.372cm">
          <draw:text-box>
            <text:p text:style-name="P2"><text:span text:style-name="T5"><text:s text:c="3"/></text:span><text:span text:style-name="T5">I hereby declare that the </text:span><text:span text:style-name="T5">facts given above are true </text:span><text:span text:style-name="T5">to the best</text:span></text:p>
          </draw:text-box>
        </draw:frame>
        <draw:frame draw:style-name="gr2" draw:text-style-name="P3" draw:layer="layout" svg:width="3.461cm" svg:height="0.454cm" svg:x="6.354cm" svg:y="19.05cm">
          <draw:text-box>
            <text:p text:style-name="P2"><text:span text:style-name="T5">of my knowledge.</text:span></text:p>
          </draw:text-box>
        </draw:frame>
        <draw:frame draw:style-name="gr2" draw:text-style-name="P3" draw:layer="layout" svg:width="2.711cm" svg:height="0.454cm" svg:x="2.544cm" svg:y="21.823cm">
          <draw:text-box>
            <text:p text:style-name="P2"><text:span text:style-name="T5">Place:chennai</text:span></text:p>
          </draw:text-box>
        </draw:frame>
        <draw:frame draw:style-name="gr2" draw:text-style-name="P3" draw:layer="layout" svg:width="5.002cm" svg:height="0.454cm" svg:x="12.704cm" svg:y="21.823cm">
          <draw:text-box>
            <text:p text:style-name="P2"><text:span text:style-name="T5"><text:s text:c="17"/></text:span><text:span text:style-name="T5">Yours Faithfully</text:span></text:p>
          </draw:text-box>
        </draw:frame>
        <draw:frame draw:style-name="gr2" draw:text-style-name="P3" draw:layer="layout" svg:width="3.465cm" svg:height="0.454cm" svg:x="2.544cm" svg:y="22.694cm">
          <draw:text-box>
            <text:p text:style-name="P2"><text:span text:style-name="T5">Date :23-01-2019</text:span></text:p>
          </draw:text-box>
        </draw:frame>
        <draw:frame draw:style-name="gr2" draw:text-style-name="P3" draw:layer="layout" svg:width="9.21cm" svg:height="0.454cm" svg:x="8.894cm" svg:y="22.694cm">
          <draw:text-box>
            <text:p text:style-name="P2"><text:span text:style-name="T5"><text:s text:c="43"/></text:span><text:span text:style-name="T5"><text:s text:c="32"/></text:span></text:p>
          </draw:text-box>
        </draw:frame>
        <draw:frame draw:style-name="gr2" draw:text-style-name="P3" draw:layer="layout" svg:width="4.506cm" svg:height="0.454cm" svg:x="13.974cm" svg:y="23.212cm">
          <draw:text-box>
            <text:p text:style-name="P2"><text:span text:style-name="T5">J.Joemicks Lurth Nirm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OpenSymbol1" svg:font-family="OpenSymbol"/>
    <style:font-face style:name="DejaVu Sans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6cm" fo:margin-bottom="1cm" fo:margin-left="2.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22T18:54:53.545592201</dc:date>
    <meta:editing-duration>PT2M4S</meta:editing-duration>
    <meta:editing-cycles>1</meta:editing-cycles>
    <meta:document-statistic meta:object-count="119"/>
    <meta:generator>LibreOffice/5.2.2.2$Linux_X86_64 LibreOffice_project/20m0$Build-2</meta:generator>
  </office:meta>
</office:document-meta>
</file>